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1f2328" style:font-name="apple-system" fo:font-size="12pt" fo:letter-spacing="normal" fo:font-style="normal" fo:font-weight="bold" style:font-weight-asian="bold" style:font-weight-complex="bold"/>
    </style:style>
    <style:style style:name="P2"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style:font-name="apple-system" fo:font-size="12pt" fo:letter-spacing="normal" fo:font-style="normal" fo:font-weight="bold" style:font-weight-asian="bold" style:font-weight-complex="bold"/>
    </style:style>
    <style:style style:name="P3"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1f2328" style:font-name="var fontStack-monospace" fo:font-size="9.75pt" fo:letter-spacing="normal" fo:font-style="normal" fo:font-weight="normal"/>
    </style:style>
    <style:style style:name="P4"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1f2328" style:font-name="var fontStack-monospace" fo:font-size="9.75pt" fo:letter-spacing="normal" fo:font-style="normal" fo:font-weight="normal" officeooo:paragraph-rsid="0010f45d"/>
    </style:style>
    <style:style style:name="P5"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6"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officeooo:paragraph-rsid="0010f45d"/>
    </style:style>
    <style:style style:name="P7" style:family="paragraph" style:parent-style-name="Preformatted_20_Text">
      <style:paragraph-properties fo:margin-top="0cm" fo:margin-bottom="0cm" loext:contextual-spacing="false" fo:line-height="145%" fo:orphans="2" fo:widows="2" fo:padding="0cm" fo:border="none"/>
      <style:text-properties fo:font-variant="normal" fo:text-transform="none" fo:color="#1f2328" style:font-name="var fontStack-monospace" fo:font-size="9.75pt" fo:letter-spacing="normal" fo:font-style="normal" fo:font-weight="normal"/>
    </style:style>
    <style:style style:name="P8" style:family="paragraph" style:parent-style-name="Preformatted_20_Text">
      <style:paragraph-properties fo:margin-top="0cm" fo:margin-bottom="0cm" loext:contextual-spacing="false" fo:line-height="145%" fo:orphans="2" fo:widows="2" fo:padding="0cm" fo:border="none"/>
      <style:text-properties fo:font-variant="normal" fo:text-transform="none" fo:color="#1f2328" fo:letter-spacing="normal"/>
    </style:style>
    <style:style style:name="T1" style:family="text">
      <style:text-properties style:font-name="var fontStack-monospace" fo:font-size="9.75pt" fo:font-style="normal" fo:font-weight="normal"/>
    </style:style>
    <style:style style:name="T2" style:family="text">
      <style:text-properties officeooo:rsid="0010f45d"/>
    </style:style>
    <style:style style:name="T3" style:family="text">
      <style:text-properties fo:font-variant="normal" fo:text-transform="none" fo:color="#1f2328" style:font-name="var fontStack-monospace" fo:font-size="9.75pt" fo:letter-spacing="normal" fo:font-style="normal" fo:font-weight="normal"/>
    </style:style>
    <style:style style:name="T4" style:family="text">
      <style:text-properties fo:font-variant="normal" fo:text-transform="none" fo:color="#1f2328" style:font-name="var fontStack-monospace" fo:font-size="9.75pt" fo:letter-spacing="normal" fo:font-style="normal" fo:font-weight="normal" officeooo:rsid="0010f45d"/>
    </style:style>
    <style:style style:name="T5" style:family="text">
      <style:text-properties fo:font-variant="normal" fo:text-transform="none" fo:color="#1f2328" style:font-name="var fontStack-monospace" fo:font-size="9.75pt" fo:letter-spacing="normal" fo:font-style="normal" fo:font-weight="normal" officeooo:rsid="0010f45d" style:font-name-asian="Noto Sans Mono CJK SC" style:font-size-asian="10pt" style:font-name-complex="Liberation Mono" style:font-size-complex="10pt"/>
    </style:style>
    <style:style style:name="T6" style:family="text">
      <style:text-properties officeooo:rsid="0010f45d" style:font-name-asian="Noto Sans Mono CJK SC" style:font-size-asian="10pt" style:font-name-complex="Liberation Mono" style:font-size-complex="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group-by" text:anchor-type="page" text:anchor-page-number="1" svg:x="-0.741cm" svg:y="0cm" svg:width="0.741cm" draw:z-index="39">
        <draw:text-box fo:min-height="0.741cm">
          <text:p text:style-name="Text_20_body"/>
        </draw:text-box>
      </draw:frame>
      <draw:frame draw:style-name="fr1" draw:name="user-content-aggregate-functions" text:anchor-type="page" text:anchor-page-number="1" svg:x="-0.741cm" svg:y="0cm" svg:width="0.741cm" draw:z-index="38">
        <draw:text-box fo:min-height="0.741cm">
          <text:p text:style-name="Text_20_body"/>
        </draw:text-box>
      </draw:frame>
      <draw:frame draw:style-name="fr1" draw:name="user-content-join-multiple-tables" text:anchor-type="page" text:anchor-page-number="1" svg:x="-0.741cm" svg:y="0cm" svg:width="0.741cm" draw:z-index="37">
        <draw:text-box fo:min-height="0.741cm">
          <text:p text:style-name="Text_20_body"/>
        </draw:text-box>
      </draw:frame>
      <draw:frame draw:style-name="fr1" draw:name="user-content-left-join" text:anchor-type="page" text:anchor-page-number="1" svg:x="-0.741cm" svg:y="0cm" svg:width="0.741cm" draw:z-index="36">
        <draw:text-box fo:min-height="0.741cm">
          <text:p text:style-name="Text_20_body"/>
        </draw:text-box>
      </draw:frame>
      <draw:frame draw:style-name="fr1" draw:name="user-content-add-data-to-comments-table" text:anchor-type="page" text:anchor-page-number="1" svg:x="-0.741cm" svg:y="0cm" svg:width="0.741cm" draw:z-index="35">
        <draw:text-box fo:min-height="0.741cm">
          <text:p text:style-name="Text_20_body"/>
        </draw:text-box>
      </draw:frame>
      <draw:frame draw:style-name="fr1" draw:name="user-content-new-table-with-2-foriegn-keys" text:anchor-type="page" text:anchor-page-number="1" svg:x="-0.741cm" svg:y="0cm" svg:width="0.741cm" draw:z-index="34">
        <draw:text-box fo:min-height="0.741cm">
          <text:p text:style-name="Text_20_body"/>
        </draw:text-box>
      </draw:frame>
      <draw:frame draw:style-name="fr1" draw:name="user-content-inner-join" text:anchor-type="page" text:anchor-page-number="1" svg:x="-0.741cm" svg:y="0cm" svg:width="0.741cm" draw:z-index="33">
        <draw:text-box fo:min-height="0.741cm">
          <text:p text:style-name="Text_20_body"/>
        </draw:text-box>
      </draw:frame>
      <draw:frame draw:style-name="fr1" draw:name="user-content-add-data-to-posts-table" text:anchor-type="page" text:anchor-page-number="1" svg:x="-0.741cm" svg:y="0cm" svg:width="0.741cm" draw:z-index="32">
        <draw:text-box fo:min-height="0.741cm">
          <text:p text:style-name="Text_20_body"/>
        </draw:text-box>
      </draw:frame>
      <draw:frame draw:style-name="fr1" draw:name="user-content-new-table-with-foreign-key-posts" text:anchor-type="page" text:anchor-page-number="1" svg:x="-0.741cm" svg:y="0cm" svg:width="0.741cm" draw:z-index="31">
        <draw:text-box fo:min-height="0.741cm">
          <text:p text:style-name="Text_20_body"/>
        </draw:text-box>
      </draw:frame>
      <draw:frame draw:style-name="fr1" draw:name="user-content-create--remove-index" text:anchor-type="page" text:anchor-page-number="1" svg:x="-0.741cm" svg:y="0cm" svg:width="0.741cm" draw:z-index="30">
        <draw:text-box fo:min-height="0.741cm">
          <text:p text:style-name="Text_20_body"/>
        </draw:text-box>
      </draw:frame>
      <draw:frame draw:style-name="fr1" draw:name="user-content-in" text:anchor-type="page" text:anchor-page-number="1" svg:x="-0.741cm" svg:y="0cm" svg:width="0.741cm" draw:z-index="29">
        <draw:text-box fo:min-height="0.741cm">
          <text:p text:style-name="Text_20_body"/>
        </draw:text-box>
      </draw:frame>
      <draw:frame draw:style-name="fr1" draw:name="user-content-not-like" text:anchor-type="page" text:anchor-page-number="1" svg:x="-0.741cm" svg:y="0cm" svg:width="0.741cm" draw:z-index="28">
        <draw:text-box fo:min-height="0.741cm">
          <text:p text:style-name="Text_20_body"/>
        </draw:text-box>
      </draw:frame>
      <draw:frame draw:style-name="fr1" draw:name="user-content-like-searching" text:anchor-type="page" text:anchor-page-number="1" svg:x="-0.741cm" svg:y="0cm" svg:width="0.741cm" draw:z-index="27">
        <draw:text-box fo:min-height="0.741cm">
          <text:p text:style-name="Text_20_body"/>
        </draw:text-box>
      </draw:frame>
      <draw:frame draw:style-name="fr1" draw:name="user-content-between-select-range" text:anchor-type="page" text:anchor-page-number="1" svg:x="-0.741cm" svg:y="0cm" svg:width="0.741cm" draw:z-index="26">
        <draw:text-box fo:min-height="0.741cm">
          <text:p text:style-name="Text_20_body"/>
        </draw:text-box>
      </draw:frame>
      <draw:frame draw:style-name="fr1" draw:name="user-content-select-distinct-rows" text:anchor-type="page" text:anchor-page-number="1" svg:x="-0.741cm" svg:y="0cm" svg:width="0.741cm" draw:z-index="25">
        <draw:text-box fo:min-height="0.741cm">
          <text:p text:style-name="Text_20_body"/>
        </draw:text-box>
      </draw:frame>
      <draw:frame draw:style-name="fr1" draw:name="user-content-concatenate-columns" text:anchor-type="page" text:anchor-page-number="1" svg:x="-0.741cm" svg:y="0cm" svg:width="0.741cm" draw:z-index="24">
        <draw:text-box fo:min-height="0.741cm">
          <text:p text:style-name="Text_20_body"/>
        </draw:text-box>
      </draw:frame>
      <draw:frame draw:style-name="fr1" draw:name="user-content-order-by-sort" text:anchor-type="page" text:anchor-page-number="1" svg:x="-0.741cm" svg:y="0cm" svg:width="0.741cm" draw:z-index="23">
        <draw:text-box fo:min-height="0.741cm">
          <text:p text:style-name="Text_20_body"/>
        </draw:text-box>
      </draw:frame>
      <draw:frame draw:style-name="fr1" draw:name="user-content-modify-column" text:anchor-type="page" text:anchor-page-number="1" svg:x="-0.741cm" svg:y="0cm" svg:width="0.741cm" draw:z-index="22">
        <draw:text-box fo:min-height="0.741cm">
          <text:p text:style-name="Text_20_body"/>
        </draw:text-box>
      </draw:frame>
      <draw:frame draw:style-name="fr1" draw:name="user-content-add-new-column" text:anchor-type="page" text:anchor-page-number="1" svg:x="-0.741cm" svg:y="0cm" svg:width="0.741cm" draw:z-index="21">
        <draw:text-box fo:min-height="0.741cm">
          <text:p text:style-name="Text_20_body"/>
        </draw:text-box>
      </draw:frame>
      <draw:frame draw:style-name="fr1" draw:name="user-content-update-row" text:anchor-type="page" text:anchor-page-number="1" svg:x="-0.741cm" svg:y="0cm" svg:width="0.741cm" draw:z-index="20">
        <draw:text-box fo:min-height="0.741cm">
          <text:p text:style-name="Text_20_body"/>
        </draw:text-box>
      </draw:frame>
      <draw:frame draw:style-name="fr1" draw:name="user-content-delete-row" text:anchor-type="page" text:anchor-page-number="1" svg:x="-0.741cm" svg:y="0cm" svg:width="0.741cm" draw:z-index="19">
        <draw:text-box fo:min-height="0.741cm">
          <text:p text:style-name="Text_20_body"/>
        </draw:text-box>
      </draw:frame>
      <draw:frame draw:style-name="fr1" draw:name="user-content-where-clause" text:anchor-type="page" text:anchor-page-number="1" svg:x="-0.741cm" svg:y="0cm" svg:width="0.741cm" draw:z-index="18">
        <draw:text-box fo:min-height="0.741cm">
          <text:p text:style-name="Text_20_body"/>
        </draw:text-box>
      </draw:frame>
      <draw:frame draw:style-name="fr1" draw:name="user-content-select" text:anchor-type="page" text:anchor-page-number="1" svg:x="-0.741cm" svg:y="0cm" svg:width="0.741cm" draw:z-index="17">
        <draw:text-box fo:min-height="0.741cm">
          <text:p text:style-name="Text_20_body"/>
        </draw:text-box>
      </draw:frame>
      <draw:frame draw:style-name="fr1" draw:name="user-content-insert-multiple-rows" text:anchor-type="page" text:anchor-page-number="1" svg:x="-0.741cm" svg:y="0cm" svg:width="0.741cm" draw:z-index="16">
        <draw:text-box fo:min-height="0.741cm">
          <text:p text:style-name="Text_20_body"/>
        </draw:text-box>
      </draw:frame>
      <draw:frame draw:style-name="fr1" draw:name="user-content-insert-row--record" text:anchor-type="page" text:anchor-page-number="1" svg:x="-0.741cm" svg:y="0cm" svg:width="0.741cm" draw:z-index="15">
        <draw:text-box fo:min-height="0.741cm">
          <text:p text:style-name="Text_20_body"/>
        </draw:text-box>
      </draw:frame>
      <draw:frame draw:style-name="fr1" draw:name="user-content-show-tables" text:anchor-type="page" text:anchor-page-number="1" svg:x="-0.741cm" svg:y="0cm" svg:width="0.741cm" draw:z-index="14">
        <draw:text-box fo:min-height="0.741cm">
          <text:p text:style-name="Text_20_body"/>
        </draw:text-box>
      </draw:frame>
      <draw:frame draw:style-name="fr1" draw:name="user-content-delete--drop-table" text:anchor-type="page" text:anchor-page-number="1" svg:x="-0.741cm" svg:y="0cm" svg:width="0.741cm" draw:z-index="13">
        <draw:text-box fo:min-height="0.741cm">
          <text:p text:style-name="Text_20_body"/>
        </draw:text-box>
      </draw:frame>
      <draw:frame draw:style-name="fr1" draw:name="user-content-create-table" text:anchor-type="page" text:anchor-page-number="1" svg:x="-0.741cm" svg:y="0cm" svg:width="0.741cm" draw:z-index="12">
        <draw:text-box fo:min-height="0.741cm">
          <text:p text:style-name="Text_20_body"/>
        </draw:text-box>
      </draw:frame>
      <draw:frame draw:style-name="fr1" draw:name="user-content-select-database" text:anchor-type="page" text:anchor-page-number="1" svg:x="-0.741cm" svg:y="0cm" svg:width="0.741cm" draw:z-index="11">
        <draw:text-box fo:min-height="0.741cm">
          <text:p text:style-name="Text_20_body"/>
        </draw:text-box>
      </draw:frame>
      <draw:frame draw:style-name="fr1" draw:name="user-content-delete-database" text:anchor-type="page" text:anchor-page-number="1" svg:x="-0.741cm" svg:y="0cm" svg:width="0.741cm" draw:z-index="10">
        <draw:text-box fo:min-height="0.741cm">
          <text:p text:style-name="Text_20_body"/>
        </draw:text-box>
      </draw:frame>
      <draw:frame draw:style-name="fr1" draw:name="user-content-create-database" text:anchor-type="page" text:anchor-page-number="1" svg:x="-0.741cm" svg:y="0cm" svg:width="0.741cm" draw:z-index="9">
        <draw:text-box fo:min-height="0.741cm">
          <text:p text:style-name="Text_20_body"/>
        </draw:text-box>
      </draw:frame>
      <draw:frame draw:style-name="fr1" draw:name="user-content-show-databases" text:anchor-type="page" text:anchor-page-number="1" svg:x="-0.741cm" svg:y="0cm" svg:width="0.741cm" draw:z-index="8">
        <draw:text-box fo:min-height="0.741cm">
          <text:p text:style-name="Text_20_body"/>
        </draw:text-box>
      </draw:frame>
      <draw:frame draw:style-name="fr1" draw:name="user-content-exit" text:anchor-type="page" text:anchor-page-number="1" svg:x="-0.741cm" svg:y="0cm" svg:width="0.741cm" draw:z-index="7">
        <draw:text-box fo:min-height="0.741cm">
          <text:p text:style-name="Text_20_body"/>
        </draw:text-box>
      </draw:frame>
      <draw:frame draw:style-name="fr1" draw:name="user-content-delete-user" text:anchor-type="page" text:anchor-page-number="1" svg:x="-0.741cm" svg:y="0cm" svg:width="0.741cm" draw:z-index="6">
        <draw:text-box fo:min-height="0.741cm">
          <text:p text:style-name="Text_20_body"/>
        </draw:text-box>
      </draw:frame>
      <draw:frame draw:style-name="fr1" draw:name="user-content-remove-grants" text:anchor-type="page" text:anchor-page-number="1" svg:x="-0.741cm" svg:y="0cm" svg:width="0.741cm" draw:z-index="5">
        <draw:text-box fo:min-height="0.741cm">
          <text:p text:style-name="Text_20_body"/>
        </draw:text-box>
      </draw:frame>
      <draw:frame draw:style-name="fr1" draw:name="user-content-show-grants" text:anchor-type="page" text:anchor-page-number="1" svg:x="-0.741cm" svg:y="0cm" svg:width="0.741cm" draw:z-index="4">
        <draw:text-box fo:min-height="0.741cm">
          <text:p text:style-name="Text_20_body"/>
        </draw:text-box>
      </draw:frame>
      <draw:frame draw:style-name="fr1" draw:name="user-content-grant-all-priveleges-on-all-databases" text:anchor-type="page" text:anchor-page-number="1" svg:x="-0.741cm" svg:y="0cm" svg:width="0.741cm" draw:z-index="3">
        <draw:text-box fo:min-height="0.741cm">
          <text:p text:style-name="Text_20_body"/>
        </draw:text-box>
      </draw:frame>
      <draw:frame draw:style-name="fr1" draw:name="user-content-create-user" text:anchor-type="page" text:anchor-page-number="1" svg:x="-0.741cm" svg:y="0cm" svg:width="0.741cm" draw:z-index="2">
        <draw:text-box fo:min-height="0.741cm">
          <text:p text:style-name="Text_20_body"/>
        </draw:text-box>
      </draw:frame>
      <draw:frame draw:style-name="fr1" draw:name="user-content-show-users" text:anchor-type="page" text:anchor-page-number="1" svg:x="-0.741cm" svg:y="0cm" svg:width="0.741cm" draw:z-index="1">
        <draw:text-box fo:min-height="0.741cm">
          <text:p text:style-name="Text_20_body"/>
        </draw:text-box>
      </draw:frame>
      <draw:frame draw:style-name="fr1" draw:name="user-content-login" text:anchor-type="page" text:anchor-page-number="1" svg:x="-0.741cm" svg:y="0cm" svg:width="0.741cm" draw:z-index="0">
        <draw:text-box fo:min-height="0.741cm">
          <text:p text:style-name="Text_20_body"/>
        </draw:text-box>
      </draw:frame>
      <text:h text:style-name="P1" text:outline-level="2">Login</text:h>
      <text:p text:style-name="P3">mysql -u root -p</text:p>
      <text:h text:style-name="P2" text:outline-level="2">Show Users</text:h>
      <text:p text:style-name="P3">SELECT User, Host FROM mysql.user;</text:p>
      <text:h text:style-name="P2" text:outline-level="2">Create User</text:h>
      <text:p text:style-name="P5"><text:span text:style-name="T3">CREATE USER '</text:span><text:span text:style-name="T5">akhil</text:span><text:span text:style-name="T3">'@'localhost' IDENTIFIED BY '</text:span><text:span text:style-name="T4">pa</text:span><text:span text:style-name="T3">ssword';</text:span></text:p>
      <text:h text:style-name="P2" text:outline-level="2">Grant All Priveleges On All Databases</text:h>
      <text:p text:style-name="P5"><text:span text:style-name="T3">GRANT ALL PRIVILEGES ON * . * TO '</text:span><text:span text:style-name="T5">akhil</text:span><text:span text:style-name="T3">'@'localhost';</text:span></text:p>
      <text:p text:style-name="P7">FLUSH PRIVILEGES;</text:p>
      <text:h text:style-name="P2" text:outline-level="2">Show Grants</text:h>
      <text:p text:style-name="P5"><text:span text:style-name="T3">SHOW GRANTS FOR '</text:span><text:span text:style-name="T5">akhil</text:span><text:span text:style-name="T3">'@'localhost';</text:span></text:p>
      <text:h text:style-name="P2" text:outline-level="2">Remove Grants</text:h>
      <text:p text:style-name="P5"><text:span text:style-name="T3">REVOKE ALL PRIVILEGES, GRANT OPTION FROM '</text:span><text:span text:style-name="T5">akhil</text:span><text:span text:style-name="T3">'@'localhost';</text:span></text:p>
      <text:h text:style-name="P2" text:outline-level="2">Delete User</text:h>
      <text:p text:style-name="P5"><text:span text:style-name="T3">DROP USER '</text:span><text:span text:style-name="T5">akhil</text:span><text:span text:style-name="T3">'@'localhost';</text:span></text:p>
      <text:h text:style-name="P2" text:outline-level="2">Exit</text:h>
      <text:p text:style-name="P3">exit;</text:p>
      <text:h text:style-name="P2" text:outline-level="2">Show Databases</text:h>
      <text:p text:style-name="P3">SHOW DATABASES</text:p>
      <text:h text:style-name="P2" text:outline-level="2">Create Database</text:h>
      <text:p text:style-name="P5"><text:span text:style-name="T3">CREATE DATABASE </text:span><text:span text:style-name="T5">e_portal</text:span><text:span text:style-name="T3">;</text:span></text:p>
      <text:h text:style-name="P2" text:outline-level="2">Delete Database</text:h>
      <text:p text:style-name="P6"><text:span text:style-name="T3">DROP DATABASE </text:span><text:span text:style-name="T5">e_portal</text:span><text:span text:style-name="T3">;</text:span></text:p>
      <text:h text:style-name="P2" text:outline-level="2">Select Database</text:h>
      <text:p text:style-name="P4">USE <text:span text:style-name="T2">e_</text:span><text:span text:style-name="T6">portal</text:span>;</text:p>
      <text:h text:style-name="P2" text:outline-level="2"><text:soft-page-break/></text:h>
      <text:h text:style-name="P2" text:outline-level="2"/>
      <text:h text:style-name="P2" text:outline-level="2">Create Table</text:h>
      <text:p text:style-name="P3">CREATE TABLE users(</text:p>
      <text:p text:style-name="P7">id INT AUTO_INCREMENT,</text:p>
      <text:p text:style-name="P8"><text:s text:c="3"/><text:span text:style-name="T1">first_name VARCHAR(100),</text:span></text:p>
      <text:p text:style-name="P8"><text:s text:c="3"/><text:span text:style-name="T1">last_name VARCHAR(100),</text:span></text:p>
      <text:p text:style-name="P8"><text:s text:c="3"/><text:span text:style-name="T1">email VARCHAR(50),</text:span></text:p>
      <text:p text:style-name="P8"><text:s text:c="3"/><text:span text:style-name="T1">password VARCHAR(20),</text:span></text:p>
      <text:p text:style-name="P8"><text:s text:c="3"/><text:span text:style-name="T1">location VARCHAR(100),</text:span></text:p>
      <text:p text:style-name="P8"><text:s text:c="3"/><text:span text:style-name="T1">dept VARCHAR(100),</text:span></text:p>
      <text:p text:style-name="P8"><text:s text:c="3"/><text:span text:style-name="T1">is_admin TINYINT(1),</text:span></text:p>
      <text:p text:style-name="P8"><text:s text:c="3"/><text:span text:style-name="T1">register_date DATETIME,</text:span></text:p>
      <text:p text:style-name="P8"><text:s text:c="3"/><text:span text:style-name="T1">PRIMARY KEY(id)</text:span></text:p>
      <text:p text:style-name="P7">);</text:p>
      <text:h text:style-name="P2" text:outline-level="2">Delete / Drop Table</text:h>
      <text:p text:style-name="P3">DROP TABLE tablename;</text:p>
      <text:h text:style-name="P2" text:outline-level="2">Show Tables</text:h>
      <text:p text:style-name="P3">SHOW TABLES;</text:p>
      <text:h text:style-name="P2" text:outline-level="2">Insert Row / Record</text:h>
      <text:p text:style-name="P3">INSERT INTO users (first_name, last_name, email, password, location, dept, is_admin, register_date) values ('Brad', 'Traversy', 'brad@gmail.com', '123456','Massachusetts', 'development', 1, now());</text:p>
      <text:h text:style-name="P2" text:outline-level="2">Insert Multiple Rows</text:h>
      <text:p text:style-name="P3">INSERT INTO users (first_name, last_name, email, password, location, dept, <text:s/>is_admin, register_date) values ('Fred', 'Smith', 'fred@gmail.com', '123456', 'New York', 'design', 0, now()), ('Sara', 'Watson', 'sara@gmail.com', '123456', 'New York', 'design', 0, now()),('Will', 'Jackson', 'will@yahoo.com', '123456', 'Rhode Island', 'development', 1, now()),('Paula', 'Johnson', 'paula@yahoo.com', '123456', 'Massachusetts', 'sales', 0, now()),('Tom', 'Spears', 'tom@yahoo.com', '123456', 'Massachusetts', 'sales', 0, now());</text:p>
      <text:h text:style-name="P2" text:outline-level="2">Select</text:h>
      <text:p text:style-name="P3">SELECT * FROM users;</text:p>
      <text:p text:style-name="P7">SELECT first_name, last_name FROM users;</text:p>
      <text:h text:style-name="P2" text:outline-level="2"><text:soft-page-break/>Where Clause</text:h>
      <text:p text:style-name="P3">SELECT * FROM users WHERE location='Massachusetts';</text:p>
      <text:p text:style-name="P7">SELECT * FROM users WHERE location='Massachusetts' AND dept='sales';</text:p>
      <text:p text:style-name="P7">SELECT * FROM users WHERE is_admin = 1;</text:p>
      <text:p text:style-name="P7">SELECT * FROM users WHERE is_admin &gt; 0;</text:p>
      <text:h text:style-name="P2" text:outline-level="2">Delete Row</text:h>
      <text:p text:style-name="P3">DELETE FROM users WHERE id = 6;</text:p>
      <text:h text:style-name="P2" text:outline-level="2">Update Row</text:h>
      <text:p text:style-name="P3">UPDATE users SET email = 'freddy@gmail.com' WHERE id = 2;</text:p>
      <text:h text:style-name="P2" text:outline-level="2">Add New Column</text:h>
      <text:p text:style-name="P3">ALTER TABLE users ADD age VARCHAR(3);</text:p>
      <text:h text:style-name="P2" text:outline-level="2">Modify Column</text:h>
      <text:p text:style-name="P3">ALTER TABLE users MODIFY COLUMN age INT(3);</text:p>
      <text:h text:style-name="P2" text:outline-level="2">Order By (Sort)</text:h>
      <text:p text:style-name="P3">SELECT * FROM users ORDER BY last_name ASC;</text:p>
      <text:p text:style-name="P7">SELECT * FROM users ORDER BY last_name DESC;</text:p>
      <text:h text:style-name="P2" text:outline-level="2">Concatenate Columns</text:h>
      <text:p text:style-name="P3">SELECT CONCAT(first_name, ' ', last_name) AS 'Name', dept FROM users;</text:p>
      <text:h text:style-name="P2" text:outline-level="2">Select Distinct Rows</text:h>
      <text:p text:style-name="P3">SELECT DISTINCT location FROM users;</text:p>
      <text:h text:style-name="P2" text:outline-level="2">Between (Select Range)</text:h>
      <text:p text:style-name="P3">SELECT * FROM users WHERE age BETWEEN 20 AND 25;</text:p>
      <text:h text:style-name="P2" text:outline-level="2">Like (Searching)</text:h>
      <text:p text:style-name="P3">SELECT * FROM users WHERE dept LIKE 'd%';</text:p>
      <text:p text:style-name="P7">SELECT * FROM users WHERE dept LIKE 'dev%';</text:p>
      <text:p text:style-name="P7">SELECT * FROM users WHERE dept LIKE '%t';</text:p>
      <text:p text:style-name="P7">SELECT * FROM users WHERE dept LIKE '%e%';</text:p>
      <text:h text:style-name="P2" text:outline-level="2">Not Like</text:h>
      <text:p text:style-name="P3">SELECT * FROM users WHERE dept NOT LIKE 'd%';</text:p>
      <text:h text:style-name="P2" text:outline-level="2">IN</text:h>
      <text:p text:style-name="P3">SELECT * FROM users WHERE dept IN ('design', 'sales');</text:p>
      <text:h text:style-name="P2" text:outline-level="2"><text:soft-page-break/>Create &amp; Remove Index</text:h>
      <text:p text:style-name="P3">CREATE INDEX LIndex On users(location);</text:p>
      <text:p text:style-name="P7">DROP INDEX LIndex ON users;</text:p>
      <text:h text:style-name="P2" text:outline-level="2">New Table With Foreign Key (Posts)</text:h>
      <text:p text:style-name="P3">CREATE TABLE posts(</text:p>
      <text:p text:style-name="P7">id INT AUTO_INCREMENT,</text:p>
      <text:p text:style-name="P8"><text:s text:c="3"/><text:span text:style-name="T1">user_id INT,</text:span></text:p>
      <text:p text:style-name="P8"><text:s text:c="3"/><text:span text:style-name="T1">title VARCHAR(100),</text:span></text:p>
      <text:p text:style-name="P8"><text:s text:c="3"/><text:span text:style-name="T1">body TEXT,</text:span></text:p>
      <text:p text:style-name="P8"><text:s text:c="3"/><text:span text:style-name="T1">publish_date DATETIME DEFAULT CURRENT_TIMESTAMP,</text:span></text:p>
      <text:p text:style-name="P8"><text:s text:c="3"/><text:span text:style-name="T1">PRIMARY KEY(id),</text:span></text:p>
      <text:p text:style-name="P8"><text:s text:c="3"/><text:span text:style-name="T1">FOREIGN KEY (user_id) REFERENCES users(id)</text:span></text:p>
      <text:p text:style-name="P7">);</text:p>
      <text:h text:style-name="P2" text:outline-level="2">Add Data to Posts Table</text:h>
      <text:p text:style-name="P3">INSERT INTO posts(user_id, title, body) VALUES (1, 'Post One', 'This is post one'),(3, 'Post Two', 'This is post two'),(1, 'Post Three', 'This is post three'),(2, 'Post Four', 'This is post four'),(5, 'Post Five', 'This is post five'),(4, 'Post Six', 'This is post six'),(2, 'Post Seven', 'This is post seven'),(1, 'Post Eight', 'This is post eight'),(3, 'Post Nine', 'This is post none'),(4, 'Post Ten', 'This is post ten');</text:p>
      <text:h text:style-name="P2" text:outline-level="2">INNER JOIN</text:h>
      <text:p text:style-name="P3">SELECT</text:p>
      <text:p text:style-name="P8"><text:s text:c="2"/><text:span text:style-name="T1">users.first_name,</text:span></text:p>
      <text:p text:style-name="P8"><text:s text:c="2"/><text:span text:style-name="T1">users.last_name,</text:span></text:p>
      <text:p text:style-name="P8"><text:s text:c="2"/><text:span text:style-name="T1">posts.title,</text:span></text:p>
      <text:p text:style-name="P8"><text:s text:c="2"/><text:span text:style-name="T1">posts.publish_date</text:span></text:p>
      <text:p text:style-name="P7">FROM users</text:p>
      <text:p text:style-name="P7">INNER JOIN posts</text:p>
      <text:p text:style-name="P7">ON users.id = posts.user_id</text:p>
      <text:p text:style-name="P7">ORDER BY posts.title;</text:p>
      <text:h text:style-name="P2" text:outline-level="2">New Table With 2 Foriegn Keys</text:h>
      <text:p text:style-name="P3">CREATE TABLE comments(</text:p>
      <text:p text:style-name="P8"><text:s text:c="8"/><text:span text:style-name="T1">id INT AUTO_INCREMENT,</text:span></text:p>
      <text:p text:style-name="P8"><text:s text:c="4"/><text:span text:style-name="T1">post_id INT,</text:span></text:p>
      <text:p text:style-name="P8"><text:s text:c="4"/><text:span text:style-name="T1">user_id INT,</text:span></text:p>
      <text:p text:style-name="P8"><text:s text:c="4"/><text:span text:style-name="T1">body TEXT,</text:span></text:p>
      <text:p text:style-name="P8"><text:s text:c="4"/><text:span text:style-name="T1">publish_date DATETIME DEFAULT CURRENT_TIMESTAMP,</text:span></text:p>
      <text:p text:style-name="P8"><text:s text:c="4"/><text:span text:style-name="T1">PRIMARY KEY(id),</text:span></text:p>
      <text:p text:style-name="P8"><text:s text:c="4"/><text:span text:style-name="T1">FOREIGN KEY(user_id) references users(id),</text:span></text:p>
      <text:p text:style-name="P8"><text:s text:c="4"/><text:span text:style-name="T1">FOREIGN KEY(post_id) references posts(id)</text:span></text:p>
      <text:p text:style-name="P7"><text:soft-page-break/>);</text:p>
      <text:h text:style-name="P2" text:outline-level="2">Add Data to Comments Table</text:h>
      <text:p text:style-name="P3">INSERT INTO comments(post_id, user_id, body) VALUES (1, 3, 'This is comment one'),(2, 1, 'This is comment two'),(5, 3, 'This is comment three'),(2, 4, 'This is comment four'),(1, 2, 'This is comment five'),(3, 1, 'This is comment six'),(3, 2, 'This is comment six'),(5, 4, 'This is comment seven'),(2, 3, 'This is comment seven');</text:p>
      <text:h text:style-name="P2" text:outline-level="2">Left Join</text:h>
      <text:p text:style-name="P3">SELECT</text:p>
      <text:p text:style-name="P7">comments.body,</text:p>
      <text:p text:style-name="P7">posts.title</text:p>
      <text:p text:style-name="P7">FROM comments</text:p>
      <text:p text:style-name="P7">LEFT JOIN posts ON posts.id = comments.post_id</text:p>
      <text:p text:style-name="P7">ORDER BY posts.title;</text:p>
      <text:h text:style-name="P2" text:outline-level="2">Join Multiple Tables</text:h>
      <text:p text:style-name="P3">SELECT</text:p>
      <text:p text:style-name="P7">comments.body,</text:p>
      <text:p text:style-name="P7">posts.title,</text:p>
      <text:p text:style-name="P7">users.first_name,</text:p>
      <text:p text:style-name="P7">users.last_name</text:p>
      <text:p text:style-name="P7">FROM comments</text:p>
      <text:p text:style-name="P7">INNER JOIN posts on posts.id = comments.post_id</text:p>
      <text:p text:style-name="P7">INNER JOIN users on users.id = comments.user_id</text:p>
      <text:p text:style-name="P7">ORDER BY posts.title;</text:p>
      <text:h text:style-name="P2" text:outline-level="2">Aggregate Functions</text:h>
      <text:p text:style-name="P3">SELECT COUNT(id) FROM users;</text:p>
      <text:p text:style-name="P7">SELECT MAX(age) FROM users;</text:p>
      <text:p text:style-name="P7">SELECT MIN(age) FROM users;</text:p>
      <text:p text:style-name="P7">SELECT SUM(age) FROM users;</text:p>
      <text:p text:style-name="P7">SELECT UCASE(first_name), LCASE(last_name) FROM users;</text:p>
      <text:h text:style-name="P2" text:outline-level="2">Group By</text:h>
      <text:p text:style-name="P3">SELECT age, COUNT(age) FROM users GROUP BY age;</text:p>
      <text:p text:style-name="P7">SELECT age, COUNT(age) FROM users WHERE age &gt; 20 GROUP BY age;</text:p>
      <text:p text:style-name="P7">SELECT age, COUNT(age) FROM users GROUP BY age HAVING count(age) &gt;=2;</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4T16:54:12.625900395</meta:creation-date>
    <dc:date>2024-09-04T16:59:37.513435020</dc:date>
    <meta:editing-duration>PT5M25S</meta:editing-duration>
    <meta:editing-cycles>1</meta:editing-cycles>
    <meta:document-statistic meta:table-count="0" meta:image-count="0" meta:object-count="0" meta:page-count="5" meta:paragraph-count="145" meta:word-count="706" meta:character-count="5016" meta:non-whitespace-character-count="4365"/>
    <meta:generator>LibreOffice/6.4.7.2$Linux_X86_64 LibreOffice_project/40$Build-2</meta:generator>
  </office:meta>
</office:document-meta>
</file>